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15"/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15"/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15"/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15"/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15"/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15"/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/>
          <table:table-cell table:style-name="ce40" table:number-columns-repeated="15"/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/>
          <table:table-cell table:style-name="ce40" table:number-columns-repeated="15"/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/>
          <table:table-cell table:style-name="ce40" table:number-columns-repeated="15"/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/>
          <table:table-cell table:style-name="ce41" table:number-columns-repeated="15"/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15"/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15"/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15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15"/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15"/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15"/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15"/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15"/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15"/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15"/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/>
          <table:table-cell table:style-name="ce40" table:number-columns-repeated="15"/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/>
          <table:table-cell table:style-name="ce40" table:number-columns-repeated="15"/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/>
          <table:table-cell table:style-name="ce40" table:number-columns-repeated="15"/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/>
          <table:table-cell table:style-name="ce41" table:number-columns-repeated="15"/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15"/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15"/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15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15"/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p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initiat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Torren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C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w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r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ul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nalogu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erio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ilt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and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w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ri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trib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or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oo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pa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icro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a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atc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pp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x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bm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hi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e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l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ithe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complish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qu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si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evio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c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ntinu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Un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dap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lob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quen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Virtu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ogarith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vo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ps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u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ring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ngt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i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le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Gross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2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98" meta:object-count="0"/>
    <meta:generator>LibreOfficeDev/6.0.5.2$Linux_X86_64 LibreOffice_project/</meta:generator>
  </office:meta>
</office:document-meta>
</file>